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ce3"/>
        <table:table-column table:style-name="co4" table:default-cell-style-name="ce8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/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7" calcext:value-type="date">
            <text:p>27.07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28" calcext:value-type="date">
            <text:p>28.07.18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2" calcext:value-type="date">
            <text:p>02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date" office:date-value="2018-08-07" calcext:value-type="date">
            <text:p>07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0" calcext:value-type="date">
            <text:p>10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date" office:date-value="2018-08-15" calcext:value-type="date">
            <text:p>15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date" office:date-value="2018-08-12" calcext:value-type="date">
            <text:p>12.08.18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7"/>
        <table:table-column table:style-name="co7" table:default-cell-style-name="ce37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2" calcext:value-type="float">
            <text:p>2</text:p>
          </table:table-cell>
          <table:table-cell table:style-name="ce47"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 office:value-type="float" office:value="1" calcext:value-type="float">
            <text:p>1</text:p>
          </table:table-cell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.00.0000</text:date>, <text:time style:data-style-name="N2" text:time-value="22:37:54.11762051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22T22:38:32.007965545</dc:date>
    <meta:editing-duration>P62DT9H53M32S</meta:editing-duration>
    <meta:editing-cycles>297</meta:editing-cycles>
    <meta:document-statistic meta:table-count="4" meta:cell-count="340" meta:object-count="0"/>
  </office:meta>
</office:document-meta>
</file>